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4.57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5.151cm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.85cm" fo:min-width="4.776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8cm" draw:marker-end="Rounded_20_short_20_Arrow" draw:marker-end-width="0.38cm" draw:fill="solid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4.5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4.5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8cm" fo:min-width="4.574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paragraph-properties fo:text-align="justify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-color="#999999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5.074cm" svg:height="0.806cm" svg:x="0.787cm" svg:y="4.611cm">
          <draw:text-box>
            <text:p text:style-name="P1"><text:span text:style-name="T1">O</text:span><text:span text:style-name="T1">p</text:span><text:span text:style-name="T1">e</text:span><text:span text:style-name="T1">n</text:span><text:span text:style-name="T1">A</text:span><text:span text:style-name="T1">P</text:span><text:span text:style-name="T1">S </text:span><text:span text:style-name="T1">d</text:span><text:span text:style-name="T1">at</text:span><text:span text:style-name="T1">a</text:span><text:span text:style-name="T1">s</text:span><text:span text:style-name="T1">et</text:span></text:p>
          </draw:text-box>
        </draw:frame>
        <draw:frame draw:style-name="gr2" draw:text-style-name="P4" draw:layer="layout" svg:width="5.651cm" svg:height="0.806cm" svg:x="0.788cm" svg:y="5.742cm">
          <draw:text-box>
            <text:p text:style-name="P3"><text:span text:style-name="T1">OPENonOH dataset</text:span></text:p>
          </draw:text-box>
        </draw:frame>
        <draw:custom-shape draw:style-name="gr3" draw:text-style-name="P6" draw:layer="layout" svg:width="5.276cm" svg:height="2.1cm" svg:x="6.202cm" svg:y="4.5cm">
          <text:p text:style-name="P5"><text:span text:style-name="T2">preprocessing.py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5.111cm" svg:y1="5.065cm" svg:x2="6.203cm" svg:y2="5.065cm">
          <text:p/>
        </draw:line>
        <draw:line draw:style-name="gr4" draw:text-style-name="P7" draw:layer="layout" svg:x1="5.668cm" svg:y1="6.115cm" svg:x2="6.202cm" svg:y2="6.115cm">
          <text:p/>
        </draw:line>
        <draw:custom-shape draw:style-name="gr3" draw:text-style-name="P6" draw:layer="layout" svg:width="5.276cm" svg:height="2.1cm" svg:x="12.557cm" svg:y="4.5cm">
          <text:p text:style-name="P5"><text:span text:style-name="T2">a</text:span><text:span text:style-name="T2">g</text:span><text:span text:style-name="T2">g</text:span><text:span text:style-name="T2">r</text:span><text:span text:style-name="T2">e</text:span><text:span text:style-name="T2">g</text:span><text:span text:style-name="T2">a</text:span><text:span text:style-name="T2">t</text:span><text:span text:style-name="T2">i</text:span><text:span text:style-name="T2">o</text:span><text:span text:style-name="T2">n</text:span><text:span text:style-name="T2">_</text:span><text:span text:style-name="T2"><text:line-break/></text:span><text:span text:style-name="T2">s</text:span><text:span text:style-name="T2">t</text:span><text:span text:style-name="T2">e</text:span><text:span text:style-name="T2">p</text:span><text:span text:style-name="T2">.</text:span><text:span text:style-name="T2">i</text:span><text:span text:style-name="T2">p</text:span><text:span text:style-name="T2">y</text:span><text:span text:style-name="T2">n</text:span><text:span text:style-name="T2">b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1.466cm" svg:y1="5.065cm" svg:x2="12.558cm" svg:y2="5.065cm">
          <text:p/>
        </draw:line>
        <draw:line draw:style-name="gr4" draw:text-style-name="P7" draw:layer="layout" svg:x1="11.478cm" svg:y1="6.115cm" svg:x2="12.558cm" svg:y2="6.115cm">
          <text:p/>
        </draw:line>
        <draw:custom-shape draw:style-name="gr3" draw:text-style-name="P6" draw:layer="layout" svg:width="5.276cm" svg:height="2.1cm" svg:x="18.924cm" svg:y="4.5cm">
          <text:p text:style-name="P5"><text:span text:style-name="T2">duplicates.ipynb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7.833cm" svg:y1="5.065cm" svg:x2="18.925cm" svg:y2="5.55cm">
          <text:p/>
        </draw:line>
        <draw:line draw:style-name="gr4" draw:text-style-name="P7" draw:layer="layout" svg:x1="17.833cm" svg:y1="6.196cm" svg:x2="18.925cm" svg:y2="5.55cm">
          <text:p/>
        </draw:line>
        <draw:frame draw:style-name="gr5" draw:text-style-name="P8" draw:layer="layout" svg:width="5.713cm" svg:height="1.361cm" svg:x="9.187cm" svg:y="3.711cm">
          <draw:text-box>
            <text:p text:style-name="P1"><text:span text:style-name="T1">csv_per_measurement</text:span></text:p>
          </draw:text-box>
        </draw:frame>
        <draw:frame draw:style-name="gr6" draw:text-style-name="P8" draw:layer="layout" svg:width="3.412cm" svg:height="0.806cm" svg:x="16.688cm" svg:y="3.712cm">
          <draw:text-box>
            <text:p text:style-name="P1"><text:span text:style-name="T1">csv_per_day</text:span></text:p>
          </draw:text-box>
        </draw:frame>
        <draw:frame draw:style-name="gr7" draw:text-style-name="P10" draw:layer="layout" svg:width="3.612cm" svg:height="1.688cm" svg:x="24.188cm" svg:y="4.712cm">
          <draw:text-box>
            <text:p text:style-name="P9"><text:span text:style-name="T3">D</text:span><text:span text:style-name="T3">up</text:span><text:span text:style-name="T3">lic</text:span><text:span text:style-name="T3">at</text:span><text:span text:style-name="T3">es</text:span><text:span text:style-name="T3">_</text:span><text:span text:style-name="T3"><text:line-break/></text:span><text:span text:style-name="T3">O</text:span><text:span text:style-name="T3">pe</text:span><text:span text:style-name="T3">nA</text:span><text:span text:style-name="T3">P</text:span><text:span text:style-name="T3">S_</text:span><text:span text:style-name="T3"><text:line-break/></text:span><text:span text:style-name="T3">O</text:span><text:span text:style-name="T3">P</text:span><text:span text:style-name="T3">E</text:span><text:span text:style-name="T3">N</text:span><text:span text:style-name="T3">on</text:span><text:span text:style-name="T3">O</text:span><text:span text:style-name="T3">H.</text:span><text:span text:style-name="T3">cs</text:span><text:span text:style-name="T3">v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1:16:37.986659454</meta:creation-date>
    <dc:date>2022-03-01T01:36:10.740147731</dc:date>
    <meta:editing-duration>PT7M42S</meta:editing-duration>
    <meta:editing-cycles>1</meta:editing-cycles>
    <meta:document-statistic meta:object-count="37"/>
    <meta:generator>LibreOffice/6.4.7.2$Linux_X86_64 LibreOffice_project/40$Build-2</meta:generator>
  </office:meta>
</office:document-meta>
</file>